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fo:text-align="center" style:justify-single-word="false"/>
      <style:text-properties fo:font-size="12pt" fo:font-weight="bold" officeooo:paragraph-rsid="000987eb" style:font-size-asian="12pt" style:font-weight-asian="bold" style:font-size-complex="12pt" style:font-weight-complex="bold"/>
    </style:style>
    <style:style style:name="P2" style:family="paragraph" style:parent-style-name="Standard">
      <style:text-properties fo:font-size="13pt" fo:font-weight="bold" fo:background-color="#ec9ba4" style:font-size-asian="13pt" style:font-weight-asian="bold" style:font-size-complex="13pt" style:font-weight-complex="bold"/>
    </style:style>
    <style:style style:name="P3" style:family="paragraph" style:parent-style-name="Standard">
      <style:paragraph-properties fo:line-height="150%"/>
      <style:text-properties fo:font-size="13pt" fo:font-weight="bold" officeooo:paragraph-rsid="00033514" fo:background-color="#ec9ba4" style:font-size-asian="13pt" style:font-weight-asian="bold" style:font-size-complex="13pt" style:font-weight-complex="bold"/>
    </style:style>
    <style:style style:name="P4" style:family="paragraph" style:parent-style-name="Standard">
      <style:paragraph-properties fo:line-height="150%"/>
      <style:text-properties fo:font-size="13pt" fo:font-weight="bold" officeooo:paragraph-rsid="0004d12c" fo:background-color="#ec9ba4" style:font-size-asian="13pt" style:font-weight-asian="bold" style:font-size-complex="13pt" style:font-weight-complex="bold"/>
    </style:style>
    <style:style style:name="P5" style:family="paragraph" style:parent-style-name="Standard">
      <style:paragraph-properties fo:line-height="150%" fo:text-align="start" style:justify-single-word="false"/>
      <style:text-properties fo:font-size="13pt" fo:font-weight="bold" officeooo:paragraph-rsid="0007888e" fo:background-color="#ec9ba4" style:font-size-asian="13pt" style:font-weight-asian="bold" style:font-size-complex="13pt" style:font-weight-complex="bold"/>
    </style:style>
    <style:style style:name="P6" style:family="paragraph" style:parent-style-name="Standard">
      <style:paragraph-properties fo:line-height="150%" fo:text-align="center" style:justify-single-word="false"/>
      <style:text-properties fo:font-size="13pt" officeooo:paragraph-rsid="0004d12c" fo:background-color="transparent" style:font-size-asian="13pt" style:font-size-complex="13pt"/>
    </style:style>
    <style:style style:name="P7" style:family="paragraph" style:parent-style-name="Standard">
      <style:paragraph-properties fo:line-height="150%"/>
      <style:text-properties fo:font-size="13pt" fo:font-weight="normal" officeooo:paragraph-rsid="0004d12c" fo:background-color="transparent" style:font-size-asian="13pt" style:font-weight-asian="normal" style:font-size-complex="13pt" style:font-weight-complex="normal"/>
    </style:style>
    <style:style style:name="P8" style:family="paragraph" style:parent-style-name="Standard">
      <style:paragraph-properties fo:line-height="150%"/>
      <style:text-properties fo:font-size="13pt" fo:font-weight="normal" officeooo:paragraph-rsid="0007888e" fo:background-color="transparent" style:font-size-asian="13pt" style:font-weight-asian="normal" style:font-size-complex="13pt" style:font-weight-complex="normal"/>
    </style:style>
    <style:style style:name="P9" style:family="paragraph" style:parent-style-name="Standard">
      <style:text-properties fo:font-size="11pt" fo:font-weight="bold" fo:background-color="#ec9ba4" style:font-size-asian="11pt" style:font-weight-asian="bold" style:font-size-complex="11pt" style:font-weight-complex="bold"/>
    </style:style>
    <style:style style:name="P10" style:family="paragraph" style:parent-style-name="Standard">
      <style:paragraph-properties fo:line-height="150%"/>
      <style:text-properties fo:font-size="11pt" fo:font-weight="bold" fo:background-color="#ec9ba4" style:font-size-asian="11pt" style:font-weight-asian="bold" style:font-size-complex="11pt" style:font-weight-complex="bold"/>
    </style:style>
    <style:style style:name="P11" style:family="paragraph" style:parent-style-name="Standard">
      <style:paragraph-properties fo:line-height="150%"/>
      <style:text-properties fo:font-size="11pt" fo:font-weight="bold" officeooo:paragraph-rsid="00020972" fo:background-color="#ec9ba4" style:font-size-asian="11pt" style:font-weight-asian="bold" style:font-size-complex="11pt" style:font-weight-complex="bold"/>
    </style:style>
    <style:style style:name="P12" style:family="paragraph" style:parent-style-name="Standard">
      <style:paragraph-properties fo:line-height="150%"/>
      <style:text-properties fo:font-size="11pt" fo:font-weight="bold" officeooo:paragraph-rsid="00033514" fo:background-color="#ec9ba4" style:font-size-asian="11pt" style:font-weight-asian="bold" style:font-size-complex="11pt" style:font-weight-complex="bold"/>
    </style:style>
    <style:style style:name="P13" style:family="paragraph" style:parent-style-name="Standard">
      <style:paragraph-properties fo:line-height="150%"/>
      <style:text-properties fo:font-size="11pt" fo:font-weight="bold" officeooo:paragraph-rsid="0004d12c" fo:background-color="#ec9ba4" style:font-size-asian="11pt" style:font-weight-asian="bold" style:font-size-complex="11pt" style:font-weight-complex="bold"/>
    </style:style>
    <style:style style:name="P14" style:family="paragraph" style:parent-style-name="Standard">
      <style:paragraph-properties fo:line-height="150%" fo:text-align="start" style:justify-single-word="false"/>
      <style:text-properties fo:font-size="11pt" fo:font-weight="bold" officeooo:paragraph-rsid="0007888e" fo:background-color="#ec9ba4" style:font-size-asian="11pt" style:font-weight-asian="bold" style:font-size-complex="11pt" style:font-weight-complex="bold"/>
    </style:style>
    <style:style style:name="P15" style:family="paragraph" style:parent-style-name="Standard">
      <style:paragraph-properties fo:line-height="150%" fo:text-align="start" style:justify-single-word="false"/>
      <style:text-properties fo:font-size="11pt" fo:font-weight="bold" officeooo:paragraph-rsid="000987eb" fo:background-color="#ec9ba4" style:font-size-asian="11pt" style:font-weight-asian="bold" style:font-size-complex="11pt" style:font-weight-complex="bold"/>
    </style:style>
    <style:style style:name="P16" style:family="paragraph" style:parent-style-name="Standard">
      <style:paragraph-properties fo:line-height="150%"/>
      <style:text-properties fo:font-size="10.5pt" fo:font-weight="bold" fo:background-color="#ec9ba4" style:font-size-asian="10.5pt" style:font-weight-asian="bold" style:font-size-complex="10.5pt" style:font-weight-complex="bold"/>
    </style:style>
    <style:style style:name="P17" style:family="paragraph" style:parent-style-name="Standard">
      <style:text-properties fo:font-size="10.5pt" fo:font-weight="bold" fo:background-color="transparent" style:font-size-asian="10.5pt" style:font-weight-asian="bold" style:font-size-complex="10.5pt" style:font-weight-complex="bold"/>
    </style:style>
    <style:style style:name="P18" style:family="paragraph" style:parent-style-name="Standard">
      <style:paragraph-properties fo:line-height="150%"/>
      <style:text-properties fo:font-size="10.5pt" fo:font-weight="bold" officeooo:paragraph-rsid="00020972" fo:background-color="transparent" style:font-size-asian="10.5pt" style:font-weight-asian="bold" style:font-size-complex="10.5pt" style:font-weight-complex="bold"/>
    </style:style>
    <style:style style:name="P19" style:family="paragraph" style:parent-style-name="Standard">
      <style:paragraph-properties fo:line-height="150%" fo:text-align="start" style:justify-single-word="false"/>
      <style:text-properties fo:font-size="10.5pt" fo:font-weight="bold" officeooo:paragraph-rsid="0007888e" fo:background-color="transparent" style:font-size-asian="10.5pt" style:font-weight-asian="bold" style:font-size-complex="10.5pt" style:font-weight-complex="bold"/>
    </style:style>
    <style:style style:name="P20" style:family="paragraph" style:parent-style-name="Standard">
      <style:paragraph-properties fo:line-height="150%"/>
      <style:text-properties fo:font-size="10.5pt" fo:font-weight="bold" style:font-size-asian="10.5pt" style:font-weight-asian="bold" style:font-size-complex="10.5pt" style:font-weight-complex="bold"/>
    </style:style>
    <style:style style:name="P21" style:family="paragraph" style:parent-style-name="Standard">
      <style:paragraph-properties fo:line-height="150%" fo:text-align="start" style:justify-single-word="false"/>
      <style:text-properties fo:font-size="10.5pt" fo:font-weight="bold" officeooo:paragraph-rsid="0007888e" style:font-size-asian="10.5pt" style:font-weight-asian="bold" style:font-size-complex="10.5pt" style:font-weight-complex="bold"/>
    </style:style>
    <style:style style:name="P22" style:family="paragraph" style:parent-style-name="Standard">
      <style:paragraph-properties fo:line-height="150%" fo:text-align="start" style:justify-single-word="false"/>
      <style:text-properties fo:font-size="10.5pt" fo:font-weight="bold" officeooo:paragraph-rsid="0009f5c4" style:font-size-asian="10.5pt" style:font-weight-asian="bold" style:font-size-complex="10.5pt" style:font-weight-complex="bold"/>
    </style:style>
    <style:style style:name="P23" style:family="paragraph" style:parent-style-name="Standard">
      <style:paragraph-properties fo:line-height="150%"/>
      <style:text-properties fo:font-size="10.5pt" fo:font-weight="normal" fo:background-color="transparent" style:font-size-asian="10.5pt" style:font-weight-asian="normal" style:font-size-complex="10.5pt" style:font-weight-complex="normal"/>
    </style:style>
    <style:style style:name="P24" style:family="paragraph" style:parent-style-name="Standard">
      <style:paragraph-properties fo:line-height="150%"/>
      <style:text-properties fo:font-size="10.5pt" fo:font-weight="normal" officeooo:paragraph-rsid="00020972" fo:background-color="transparent" style:font-size-asian="10.5pt" style:font-weight-asian="normal" style:font-size-complex="10.5pt" style:font-weight-complex="normal"/>
    </style:style>
    <style:style style:name="P25" style:family="paragraph" style:parent-style-name="Standard">
      <style:paragraph-properties fo:line-height="150%"/>
      <style:text-properties fo:font-size="10.5pt" fo:font-weight="normal" officeooo:paragraph-rsid="00033514" fo:background-color="transparent" style:font-size-asian="10.5pt" style:font-weight-asian="normal" style:font-size-complex="10.5pt" style:font-weight-complex="normal"/>
    </style:style>
    <style:style style:name="P26" style:family="paragraph" style:parent-style-name="Standard">
      <style:paragraph-properties fo:line-height="150%" fo:text-align="start" style:justify-single-word="false"/>
      <style:text-properties fo:font-size="10.5pt" fo:font-weight="normal" officeooo:paragraph-rsid="0007888e" fo:background-color="transparent" style:font-size-asian="10.5pt" style:font-weight-asian="normal" style:font-size-complex="10.5pt" style:font-weight-complex="normal"/>
    </style:style>
    <style:style style:name="P27" style:family="paragraph" style:parent-style-name="Standard">
      <style:paragraph-properties fo:line-height="150%"/>
      <style:text-properties fo:font-size="10.5pt" fo:font-weight="normal" officeooo:paragraph-rsid="00033514" style:font-size-asian="10.5pt" style:font-weight-asian="normal" style:font-size-complex="10.5pt" style:font-weight-complex="normal"/>
    </style:style>
    <style:style style:name="P28" style:family="paragraph" style:parent-style-name="Standard">
      <style:paragraph-properties fo:line-height="150%"/>
      <style:text-properties fo:font-size="10.5pt" fo:font-weight="normal" officeooo:paragraph-rsid="0004d12c" style:font-size-asian="10.5pt" style:font-weight-asian="normal" style:font-size-complex="10.5pt" style:font-weight-complex="normal"/>
    </style:style>
    <style:style style:name="P29" style:family="paragraph" style:parent-style-name="Standard">
      <style:paragraph-properties fo:line-height="150%" fo:text-align="center" style:justify-single-word="false"/>
      <style:text-properties fo:font-size="10.5pt" fo:font-style="normal" fo:font-weight="bold" officeooo:paragraph-rsid="00020972" fo:background-color="transparent" style:font-size-asian="10.5pt" style:font-style-asian="normal" style:font-weight-asian="bold" style:font-size-complex="10.5pt" style:font-style-complex="normal" style:font-weight-complex="bold"/>
    </style:style>
    <style:style style:name="P30" style:family="paragraph" style:parent-style-name="Standard">
      <style:paragraph-properties fo:line-height="150%"/>
      <style:text-properties fo:font-size="10.5pt" style:font-size-asian="10.5pt" style:font-size-complex="10.5pt"/>
    </style:style>
    <style:style style:name="P31" style:family="paragraph" style:parent-style-name="Standard">
      <style:paragraph-properties fo:line-height="150%"/>
      <style:text-properties fo:font-size="10.5pt" officeooo:paragraph-rsid="0004d12c" style:font-size-asian="10.5pt" style:font-size-complex="10.5pt"/>
    </style:style>
    <style:style style:name="P32" style:family="paragraph" style:parent-style-name="Standard">
      <style:paragraph-properties fo:line-height="150%" fo:text-align="start" style:justify-single-word="false"/>
      <style:text-properties fo:font-size="10.5pt" officeooo:paragraph-rsid="0007888e" style:font-size-asian="10.5pt" style:font-size-complex="10.5pt"/>
    </style:style>
    <style:style style:name="P33" style:family="paragraph" style:parent-style-name="Standard">
      <style:paragraph-properties fo:line-height="150%" fo:text-align="start" style:justify-single-word="false"/>
      <style:text-properties fo:font-size="10.5pt" officeooo:paragraph-rsid="000987eb" style:font-size-asian="10.5pt" style:font-size-complex="10.5pt"/>
    </style:style>
    <style:style style:name="P34" style:family="paragraph" style:parent-style-name="Standard">
      <style:paragraph-properties fo:line-height="150%" fo:text-align="start" style:justify-single-word="false"/>
      <style:text-properties fo:font-size="10.5pt" officeooo:paragraph-rsid="0009f5c4" style:font-size-asian="10.5pt" style:font-size-complex="10.5pt"/>
    </style:style>
    <style:style style:name="P35" style:family="paragraph" style:parent-style-name="Standard">
      <style:paragraph-properties fo:line-height="150%"/>
      <style:text-properties fo:font-size="10.5pt" fo:background-color="transparent" style:font-size-asian="10.5pt" style:font-size-complex="10.5pt"/>
    </style:style>
    <style:style style:name="P36" style:family="paragraph" style:parent-style-name="Standard">
      <style:paragraph-properties fo:line-height="150%" fo:text-align="start" style:justify-single-word="false"/>
      <style:text-properties fo:font-size="10.5pt" officeooo:paragraph-rsid="0007888e" fo:background-color="transparent" style:font-size-asian="10.5pt" style:font-size-complex="10.5pt"/>
    </style:style>
    <style:style style:name="P37" style:family="paragraph" style:parent-style-name="Standard">
      <style:paragraph-properties fo:line-height="150%"/>
      <style:text-properties officeooo:paragraph-rsid="00033514"/>
    </style:style>
    <style:style style:name="P38" style:family="paragraph" style:parent-style-name="Standard">
      <style:paragraph-properties fo:line-height="150%"/>
      <style:text-properties officeooo:paragraph-rsid="0004d12c"/>
    </style:style>
    <style:style style:name="P39" style:family="paragraph" style:parent-style-name="Standard">
      <style:paragraph-properties fo:line-height="150%"/>
      <style:text-properties officeooo:paragraph-rsid="0007888e"/>
    </style:style>
    <style:style style:name="P40" style:family="paragraph" style:parent-style-name="Standard">
      <style:paragraph-properties fo:line-height="150%" fo:text-align="start" style:justify-single-word="false"/>
      <style:text-properties officeooo:paragraph-rsid="0007888e"/>
    </style:style>
    <style:style style:name="P41" style:family="paragraph" style:parent-style-name="Standard">
      <style:paragraph-properties fo:line-height="150%"/>
      <style:text-properties fo:font-weight="normal" officeooo:paragraph-rsid="0004d12c" style:font-weight-asian="normal" style:font-weight-complex="normal"/>
    </style:style>
    <style:style style:name="P42" style:family="paragraph" style:parent-style-name="Standard">
      <style:paragraph-properties fo:line-height="150%" fo:text-align="start" style:justify-single-word="false"/>
      <style:text-properties fo:font-weight="normal" officeooo:paragraph-rsid="0007888e" style:font-weight-asian="normal" style:font-weight-complex="normal"/>
    </style:style>
    <style:style style:name="P43" style:family="paragraph" style:parent-style-name="Standard" style:list-style-name="L2">
      <style:paragraph-properties fo:line-height="150%"/>
      <style:text-properties officeooo:paragraph-rsid="00033514"/>
    </style:style>
    <style:style style:name="P44" style:family="paragraph" style:parent-style-name="Standard" style:list-style-name="L1">
      <style:paragraph-properties fo:line-height="150%"/>
      <style:text-properties fo:font-size="10.5pt" fo:font-weight="normal" officeooo:paragraph-rsid="00033514" fo:background-color="transparent" style:font-size-asian="10.5pt" style:font-weight-asian="normal" style:font-size-complex="10.5pt" style:font-weight-complex="normal"/>
    </style:style>
    <style:style style:name="P45" style:family="paragraph" style:parent-style-name="Standard">
      <style:paragraph-properties fo:line-height="150%"/>
      <style:text-properties fo:font-size="10.5pt" fo:font-weight="normal" officeooo:paragraph-rsid="00033514" fo:background-color="transparent" style:font-size-asian="10.5pt" style:font-weight-asian="normal" style:font-size-complex="10.5pt" style:font-weight-complex="normal"/>
    </style:style>
    <style:style style:name="P46" style:family="paragraph" style:parent-style-name="Standard">
      <style:paragraph-properties fo:line-height="150%"/>
      <style:text-properties fo:font-size="10.5pt" fo:font-weight="normal" officeooo:paragraph-rsid="0004d12c" fo:background-color="transparent" style:font-size-asian="10.5pt" style:font-weight-asian="normal" style:font-size-complex="10.5pt" style:font-weight-complex="normal"/>
    </style:style>
    <style:style style:name="P47" style:family="paragraph" style:parent-style-name="Standard">
      <style:paragraph-properties fo:line-height="150%"/>
      <style:text-properties fo:font-size="10.5pt" fo:font-weight="normal" officeooo:paragraph-rsid="0007888e" fo:background-color="transparent" style:font-size-asian="10.5pt" style:font-weight-asian="normal" style:font-size-complex="10.5pt" style:font-weight-complex="normal"/>
    </style:style>
    <style:style style:name="P48" style:family="paragraph" style:parent-style-name="Standard">
      <style:paragraph-properties fo:line-height="150%" fo:text-align="start" style:justify-single-word="false"/>
      <style:text-properties fo:font-size="10.5pt" fo:font-weight="normal" officeooo:rsid="0007888e" officeooo:paragraph-rsid="0007888e" fo:background-color="transparent" style:font-size-asian="10.5pt" style:font-weight-asian="normal" style:font-size-complex="10.5pt" style:font-weight-complex="normal"/>
    </style:style>
    <style:style style:name="P49" style:family="paragraph" style:parent-style-name="Standard">
      <style:paragraph-properties fo:line-height="150%"/>
      <style:text-properties fo:font-size="10.5pt" fo:font-weight="bold" officeooo:paragraph-rsid="00033514" fo:background-color="transparent" style:font-size-asian="10.5pt" style:font-weight-asian="bold" style:font-size-complex="10.5pt" style:font-weight-complex="bold"/>
    </style:style>
    <style:style style:name="P50" style:family="paragraph" style:parent-style-name="Standard">
      <style:paragraph-properties fo:line-height="150%" fo:text-align="center" style:justify-single-word="false"/>
      <style:text-properties fo:font-size="10.5pt" fo:font-weight="bold" officeooo:paragraph-rsid="0004d12c" fo:background-color="transparent" style:font-size-asian="10.5pt" style:font-weight-asian="bold" style:font-size-complex="10.5pt" style:font-weight-complex="bold"/>
    </style:style>
    <style:style style:name="P51" style:family="paragraph" style:parent-style-name="Standard">
      <style:paragraph-properties fo:line-height="150%" fo:text-align="center" style:justify-single-word="false"/>
      <style:text-properties fo:font-size="10.5pt" fo:font-weight="bold" officeooo:paragraph-rsid="00033514" fo:background-color="transparent" style:font-size-asian="10.5pt" style:font-weight-asian="bold" style:font-size-complex="10.5pt" style:font-weight-complex="bold"/>
    </style:style>
    <style:style style:name="P52" style:family="paragraph" style:parent-style-name="Standard">
      <style:paragraph-properties fo:line-height="150%"/>
      <style:text-properties fo:font-size="10.5pt" fo:font-weight="bold" officeooo:paragraph-rsid="0004d12c" fo:background-color="transparent" style:font-size-asian="10.5pt" style:font-weight-asian="bold" style:font-size-complex="10.5pt" style:font-weight-complex="bold"/>
    </style:style>
    <style:style style:name="P53" style:family="paragraph" style:parent-style-name="Standard">
      <style:paragraph-properties fo:line-height="150%"/>
      <style:text-properties fo:font-size="10.5pt" fo:font-weight="bold" officeooo:paragraph-rsid="0004d12c" fo:background-color="#ec9ba4" style:font-size-asian="10.5pt" style:font-weight-asian="bold" style:font-size-complex="10.5pt" style:font-weight-complex="bold"/>
    </style:style>
    <style:style style:name="P54" style:family="paragraph" style:parent-style-name="Standard">
      <style:paragraph-properties fo:line-height="150%"/>
      <style:text-properties fo:font-size="10.5pt" officeooo:paragraph-rsid="00033514" fo:background-color="transparent" style:font-size-asian="10.5pt" style:font-size-complex="10.5pt"/>
    </style:style>
    <style:style style:name="P55" style:family="paragraph" style:parent-style-name="Standard">
      <style:paragraph-properties fo:line-height="150%"/>
      <style:text-properties fo:font-size="10.5pt" officeooo:paragraph-rsid="0004d12c" fo:background-color="transparent" style:font-size-asian="10.5pt" style:font-size-complex="10.5pt"/>
    </style:style>
    <style:style style:name="P56" style:family="paragraph" style:parent-style-name="Standard">
      <style:paragraph-properties fo:line-height="150%"/>
      <style:text-properties fo:font-size="10.5pt" officeooo:paragraph-rsid="0004d12c" style:font-size-asian="10.5pt" style:font-size-complex="10.5pt"/>
    </style:style>
    <style:style style:name="P57" style:family="paragraph" style:parent-style-name="Standard">
      <style:paragraph-properties fo:line-height="150%"/>
      <style:text-properties fo:font-size="10.5pt" fo:font-style="italic" fo:font-weight="normal" officeooo:paragraph-rsid="0007888e" fo:background-color="transparent" style:font-size-asian="10.5pt" style:font-style-asian="italic" style:font-weight-asian="normal" style:font-size-complex="10.5pt" style:font-style-complex="italic" style:font-weight-complex="normal"/>
    </style:style>
    <style:style style:name="P58" style:family="paragraph" style:parent-style-name="Standard">
      <style:paragraph-properties fo:line-height="150%" fo:text-align="center" style:justify-single-word="false"/>
      <style:text-properties fo:font-size="13pt" fo:font-weight="bold" officeooo:rsid="0007888e" officeooo:paragraph-rsid="0007888e" fo:background-color="transparent" style:font-size-asian="13pt" style:font-weight-asian="bold" style:font-size-complex="13pt" style:font-weight-complex="bold"/>
    </style:style>
    <style:style style:name="P59" style:family="paragraph" style:parent-style-name="Standard">
      <style:paragraph-properties fo:line-height="150%" fo:text-align="start" style:justify-single-word="false"/>
      <style:text-properties fo:font-size="13pt" fo:font-weight="bold" officeooo:rsid="0007888e" officeooo:paragraph-rsid="0007888e" fo:background-color="transparent" style:font-size-asian="13pt" style:font-weight-asian="bold" style:font-size-complex="13pt" style:font-weight-complex="bold"/>
    </style:style>
    <style:style style:name="P60" style:family="paragraph" style:parent-style-name="Standard">
      <style:paragraph-properties fo:line-height="150%" fo:text-align="start" style:justify-single-word="false"/>
      <style:text-properties fo:font-size="13pt" fo:font-weight="bold" officeooo:rsid="0007888e" officeooo:paragraph-rsid="0007888e" fo:background-color="#ec9ba4" style:font-size-asian="13pt" style:font-weight-asian="bold" style:font-size-complex="13pt" style:font-weight-complex="bold"/>
    </style:style>
    <style:style style:name="P61" style:family="paragraph" style:parent-style-name="Standard">
      <style:paragraph-properties fo:line-height="150%" fo:text-align="start" style:justify-single-word="false"/>
      <style:text-properties fo:font-size="11pt" fo:font-weight="bold" officeooo:rsid="0007888e" officeooo:paragraph-rsid="0007888e" fo:background-color="transparent" style:font-size-asian="11pt" style:font-weight-asian="bold" style:font-size-complex="11pt" style:font-weight-complex="bold"/>
    </style:style>
    <style:style style:name="P62" style:family="paragraph" style:parent-style-name="Standard">
      <style:paragraph-properties fo:line-height="150%" fo:text-align="start" style:justify-single-word="false"/>
      <style:text-properties fo:font-size="11pt" fo:font-weight="bold" officeooo:rsid="0007888e" officeooo:paragraph-rsid="0007888e" fo:background-color="#ec9ba4" style:font-size-asian="11pt" style:font-weight-asian="bold" style:font-size-complex="11pt" style:font-weight-complex="bold"/>
    </style:style>
    <style:style style:name="T1" style:family="text">
      <style:text-properties fo:font-size="10.5pt" fo:font-weight="normal" fo:background-color="transparent" loext:char-shading-value="0" style:font-size-asian="10.5pt" style:font-weight-asian="normal" style:font-size-complex="10.5pt" style:font-weight-complex="normal"/>
    </style:style>
    <style:style style:name="T2" style:family="text">
      <style:text-properties fo:font-size="10.5pt" fo:font-weight="normal" officeooo:rsid="00033514" fo:background-color="transparent" loext:char-shading-value="0" style:font-size-asian="10.5pt" style:font-weight-asian="normal" style:font-size-complex="10.5pt" style:font-weight-complex="normal"/>
    </style:style>
    <style:style style:name="T3" style:family="text">
      <style:text-properties fo:font-size="10.5pt" fo:font-weight="normal" officeooo:rsid="0004a394" fo:background-color="transparent" loext:char-shading-value="0" style:font-size-asian="10.5pt" style:font-weight-asian="normal" style:font-size-complex="10.5pt" style:font-weight-complex="normal"/>
    </style:style>
    <style:style style:name="T4" style:family="text">
      <style:text-properties fo:font-size="10.5pt" fo:font-weight="normal" officeooo:rsid="0004d12c" fo:background-color="transparent" loext:char-shading-value="0" style:font-size-asian="10.5pt" style:font-weight-asian="normal" style:font-size-complex="10.5pt" style:font-weight-complex="normal"/>
    </style:style>
    <style:style style:name="T5" style:family="text">
      <style:text-properties fo:font-size="10.5pt" fo:font-weight="normal" officeooo:rsid="00066a81" fo:background-color="transparent" loext:char-shading-value="0" style:font-size-asian="10.5pt" style:font-weight-asian="normal" style:font-size-complex="10.5pt" style:font-weight-complex="normal"/>
    </style:style>
    <style:style style:name="T6" style:family="text">
      <style:text-properties fo:font-size="10.5pt" fo:font-weight="normal" officeooo:rsid="0007888e" fo:background-color="transparent" loext:char-shading-value="0" style:font-size-asian="10.5pt" style:font-weight-asian="normal" style:font-size-complex="10.5pt" style:font-weight-complex="normal"/>
    </style:style>
    <style:style style:name="T7" style:family="text">
      <style:text-properties fo:font-size="10.5pt" fo:font-weight="normal" style:font-size-asian="10.5pt" style:font-weight-asian="normal" style:font-size-complex="10.5pt" style:font-weight-complex="normal"/>
    </style:style>
    <style:style style:name="T8" style:family="text">
      <style:text-properties fo:font-size="10.5pt" fo:font-weight="normal" officeooo:rsid="00066a81" style:font-size-asian="10.5pt" style:font-weight-asian="normal" style:font-size-complex="10.5pt" style:font-weight-complex="normal"/>
    </style:style>
    <style:style style:name="T9" style:family="text">
      <style:text-properties fo:font-size="10.5pt" fo:background-color="transparent" loext:char-shading-value="0" style:font-size-asian="10.5pt" style:font-size-complex="10.5pt"/>
    </style:style>
    <style:style style:name="T10" style:family="text">
      <style:text-properties fo:font-size="10.5pt" officeooo:rsid="00033514" fo:background-color="transparent" loext:char-shading-value="0" style:font-size-asian="10.5pt" style:font-size-complex="10.5pt"/>
    </style:style>
    <style:style style:name="T11" style:family="text">
      <style:text-properties fo:font-size="10.5pt" officeooo:rsid="00066a81" fo:background-color="transparent" loext:char-shading-value="0" style:font-size-asian="10.5pt" style:font-size-complex="10.5pt"/>
    </style:style>
    <style:style style:name="T12" style:family="text">
      <style:text-properties fo:font-size="10.5pt" fo:font-weight="bold" fo:background-color="transparent" loext:char-shading-value="0" style:font-size-asian="10.5pt" style:font-weight-asian="bold" style:font-size-complex="10.5pt" style:font-weight-complex="bold"/>
    </style:style>
    <style:style style:name="T13" style:family="text">
      <style:text-properties fo:font-size="10.5pt" fo:font-weight="bold" officeooo:rsid="00033514" fo:background-color="transparent" loext:char-shading-value="0" style:font-size-asian="10.5pt" style:font-weight-asian="bold" style:font-size-complex="10.5pt" style:font-weight-complex="bold"/>
    </style:style>
    <style:style style:name="T14" style:family="text">
      <style:text-properties fo:font-size="10.5pt" fo:font-weight="bold" officeooo:rsid="0004d12c" fo:background-color="transparent" loext:char-shading-value="0" style:font-size-asian="10.5pt" style:font-weight-asian="bold" style:font-size-complex="10.5pt" style:font-weight-complex="bold"/>
    </style:style>
    <style:style style:name="T15" style:family="text">
      <style:text-properties fo:font-size="10.5pt" fo:font-weight="bold" officeooo:rsid="0007888e" fo:background-color="transparent" loext:char-shading-value="0" style:font-size-asian="10.5pt" style:font-weight-asian="bold" style:font-size-complex="10.5pt" style:font-weight-complex="bold"/>
    </style:style>
    <style:style style:name="T16" style:family="text">
      <style:text-properties fo:font-size="10.5pt" fo:font-weight="bold" fo:background-color="#ffff38" loext:char-shading-value="0" style:font-size-asian="10.5pt" style:font-weight-asian="bold" style:font-size-complex="10.5pt" style:font-weight-complex="bold"/>
    </style:style>
    <style:style style:name="T17" style:family="text">
      <style:text-properties fo:font-size="10.5pt" fo:font-weight="bold" style:font-size-asian="10.5pt" style:font-weight-asian="bold" style:font-size-complex="10.5pt" style:font-weight-complex="bold"/>
    </style:style>
    <style:style style:name="T18" style:family="text">
      <style:text-properties fo:font-size="10.5pt" fo:font-weight="bold" officeooo:rsid="00066a81" style:font-size-asian="10.5pt" style:font-weight-asian="bold" style:font-size-complex="10.5pt" style:font-weight-complex="bold"/>
    </style:style>
    <style:style style:name="T19" style:family="text">
      <style:text-properties fo:font-size="10.5pt" fo:font-weight="bold" fo:background-color="#ec9ba4" loext:char-shading-value="0" style:font-size-asian="10.5pt" style:font-weight-asian="bold" style:font-size-complex="10.5pt" style:font-weight-complex="bold"/>
    </style:style>
    <style:style style:name="T20" style:family="text">
      <style:text-properties fo:font-size="10.5pt" fo:font-weight="bold" fo:background-color="#ffff00" loext:char-shading-value="0" style:font-size-asian="10.5pt" style:font-weight-asian="bold" style:font-size-complex="10.5pt" style:font-weight-complex="bold"/>
    </style:style>
    <style:style style:name="T21" style:family="text">
      <style:text-properties fo:font-size="10.5pt" fo:font-weight="bold" officeooo:rsid="0007888e" fo:background-color="#ffff00" loext:char-shading-value="0" style:font-size-asian="10.5pt" style:font-weight-asian="bold" style:font-size-complex="10.5pt" style:font-weight-complex="bold"/>
    </style:style>
    <style:style style:name="T22" style:family="text">
      <style:text-properties fo:font-size="10.5pt" style:font-size-asian="10.5pt" style:font-size-complex="10.5pt"/>
    </style:style>
    <style:style style:name="T23" style:family="text">
      <style:text-properties fo:font-size="10.5pt" officeooo:rsid="0004d12c" style:font-size-asian="10.5pt" style:font-size-complex="10.5pt"/>
    </style:style>
    <style:style style:name="T24" style:family="text">
      <style:text-properties fo:font-size="10.5pt" officeooo:rsid="00066a81" style:font-size-asian="10.5pt" style:font-size-complex="10.5pt"/>
    </style:style>
    <style:style style:name="T25" style:family="text">
      <style:text-properties fo:font-size="10.5pt" officeooo:rsid="0007888e" style:font-size-asian="10.5pt" style:font-size-complex="10.5pt"/>
    </style:style>
    <style:style style:name="T26" style:family="text">
      <style:text-properties fo:font-size="10.5pt" officeooo:rsid="000987eb" style:font-size-asian="10.5pt" style:font-size-complex="10.5pt"/>
    </style:style>
    <style:style style:name="T27" style:family="text">
      <style:text-properties fo:font-weight="normal" style:font-weight-asian="normal" style:font-weight-complex="normal"/>
    </style:style>
    <style:style style:name="T28" style:family="text">
      <style:text-properties fo:font-weight="normal" officeooo:rsid="0004d12c" style:font-weight-asian="normal" style:font-weight-complex="normal"/>
    </style:style>
    <style:style style:name="T29" style:family="text">
      <style:text-properties fo:font-weight="normal" officeooo:rsid="0007888e" style:font-weight-asian="normal" style:font-weight-complex="normal"/>
    </style:style>
    <style:style style:name="T30" style:family="text">
      <style:text-properties fo:font-weight="normal" officeooo:rsid="0009f5c4" style:font-weight-asian="normal" style:font-weight-complex="normal"/>
    </style:style>
    <style:style style:name="T31" style:family="text">
      <style:text-properties fo:font-weight="normal" fo:background-color="transparent" loext:char-shading-value="0" style:font-weight-asian="normal" style:font-weight-complex="normal"/>
    </style:style>
    <style:style style:name="T32" style:family="text">
      <style:text-properties fo:font-weight="normal" officeooo:rsid="0009f5c4" fo:background-color="transparent" loext:char-shading-value="0" style:font-weight-asian="normal" style:font-weight-complex="normal"/>
    </style:style>
    <style:style style:name="T33" style:family="text">
      <style:text-properties fo:font-weight="normal" officeooo:rsid="000bc626" fo:background-color="transparent" loext:char-shading-value="0" style:font-weight-asian="normal" style:font-weight-complex="normal"/>
    </style:style>
    <style:style style:name="T34" style:family="text">
      <style:text-properties fo:background-color="transparent" loext:char-shading-value="0"/>
    </style:style>
    <style:style style:name="T35" style:family="text">
      <style:text-properties officeooo:rsid="0004a394" fo:background-color="transparent" loext:char-shading-value="0"/>
    </style:style>
    <style:style style:name="T36" style:family="text">
      <style:text-properties officeooo:rsid="0004d12c" fo:background-color="transparent" loext:char-shading-value="0"/>
    </style:style>
    <style:style style:name="T37" style:family="text">
      <style:text-properties officeooo:rsid="0007888e" fo:background-color="transparent" loext:char-shading-value="0"/>
    </style:style>
    <style:style style:name="T38" style:family="text">
      <style:text-properties officeooo:rsid="000bc626" fo:background-color="transparent" loext:char-shading-value="0"/>
    </style:style>
    <style:style style:name="T39" style:family="text">
      <style:text-properties fo:font-size="11pt" fo:font-weight="bold" fo:background-color="transparent" loext:char-shading-value="0" style:font-size-asian="11pt" style:font-weight-asian="bold" style:font-size-complex="11pt" style:font-weight-complex="bold"/>
    </style:style>
    <style:style style:name="T40" style:family="text">
      <style:text-properties fo:font-size="11pt" fo:font-weight="bold" fo:background-color="#ec9ba4" loext:char-shading-value="0" style:font-size-asian="11pt" style:font-weight-asian="bold" style:font-size-complex="11pt" style:font-weight-complex="bold"/>
    </style:style>
    <style:style style:name="T41" style:family="text">
      <style:text-properties fo:font-weight="bold" style:font-weight-asian="bold" style:font-weight-complex="bold"/>
    </style:style>
    <style:style style:name="T42" style:family="text">
      <style:text-properties fo:font-weight="bold" officeooo:rsid="0004d12c" style:font-weight-asian="bold" style:font-weight-complex="bold"/>
    </style:style>
    <style:style style:name="T43" style:family="text">
      <style:text-properties fo:font-weight="bold" officeooo:rsid="0007888e" style:font-weight-asian="bold" style:font-weight-complex="bold"/>
    </style:style>
    <style:style style:name="T44" style:family="text">
      <style:text-properties fo:font-weight="bold" officeooo:rsid="000987eb" style:font-weight-asian="bold" style:font-weight-complex="bold"/>
    </style:style>
    <style:style style:name="T45" style:family="text">
      <style:text-properties fo:font-weight="bold" officeooo:rsid="000bc626" style:font-weight-asian="bold" style:font-weight-complex="bold"/>
    </style:style>
    <style:style style:name="T46" style:family="text">
      <style:text-properties fo:font-weight="bold" fo:background-color="transparent" loext:char-shading-value="0" style:font-weight-asian="bold" style:font-weight-complex="bold"/>
    </style:style>
    <style:style style:name="T47" style:family="text">
      <style:text-properties fo:font-weight="bold" officeooo:rsid="000987eb" fo:background-color="transparent" loext:char-shading-value="0" style:font-weight-asian="bold" style:font-weight-complex="bold"/>
    </style:style>
    <style:style style:name="T48" style:family="text">
      <style:text-properties fo:font-weight="bold" officeooo:rsid="0007888e" fo:background-color="#ffff00" loext:char-shading-value="0" style:font-weight-asian="bold" style:font-weight-complex="bold"/>
    </style:style>
    <style:style style:name="T49" style:family="text">
      <style:text-properties officeooo:rsid="0004d12c"/>
    </style:style>
    <style:style style:name="T50" style:family="text">
      <style:text-properties officeooo:rsid="0007888e"/>
    </style:style>
    <style:style style:name="T51" style:family="text">
      <style:text-properties officeooo:rsid="0007888e" fo:background-color="#ffff00" loext:char-shading-value="0"/>
    </style:style>
    <style:style style:name="T52" style:family="text">
      <style:text-properties officeooo:rsid="0009f5c4"/>
    </style:style>
    <style:style style:name="T53" style:family="text">
      <style:text-properties officeooo:rsid="000bc626"/>
    </style:style>
    <style:style style:name="fr1" style:family="graphic" style:parent-style-name="Frame">
      <style:graphic-properties style:wrap="parallel" style:number-wrapped-paragraphs="no-limit" style:vertical-pos="from-top" style:vertical-rel="paragraph" style:horizontal-pos="from-left" style:horizontal-rel="paragraph" fo:background-color="#ffffa6" style:background-transparency="0%" draw:fill="solid" draw:fill-color="#ffffa6" draw:opacity="100%"/>
    </style:style>
    <style:style style:name="fr2" style:family="graphic" style:parent-style-name="Frame">
      <style:graphic-properties style:wrap="parallel" style:number-wrapped-paragraphs="no-limit" style:vertical-pos="from-top" style:vertical-rel="paragraph" style:horizontal-pos="from-left" style:horizontal-rel="paragraph" fo:background-color="#ffff00" style:background-transparency="0%" draw:fill="solid" draw:fill-color="#ffff00" draw:opacity="1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chniki testowania:</text:p>
      <text:p text:style-name="P2"/>
      <text:p text:style-name="P9">4.1. Kategorie technik testowania:</text:p>
      <text:p text:style-name="P17"/>
      <text:p text:style-name="P23">Każda technika testowania, ma z założenia pomagać w identyfikowaniu warunków testowych, przypadków testowych i danych testowych. </text:p>
      <text:p text:style-name="P18">Przy wyborze technik testowania, które będą stosowane, należy wziąć pod uwagę wiele czynników takich jak: </text:p>
      <text:p text:style-name="P24">• złożoność modułu lub systemu; </text:p>
      <text:p text:style-name="P24">• obowiązujące przepisy i normy; </text:p>
      <text:p text:style-name="P24">• wymagania klienta lub wymagania wynikające z umów; </text:p>
      <text:p text:style-name="P24">• poziomy ryzyka i jego rodzaj; </text:p>
      <text:p text:style-name="P24">• dostępną dokumentację; </text:p>
      <text:p text:style-name="P24">• wiedzę i umiejętności testerów; </text:p>
      <text:p text:style-name="P24">• dostępne narzędzia; </text:p>
      <text:p text:style-name="P24">• czas i budżet; </text:p>
      <text:p text:style-name="P24">• model cyklu życia oprogramowania; </text:p>
      <text:p text:style-name="P24">• typy defektów spodziewane w modułach i systemach </text:p>
      <text:p text:style-name="P11"><draw:frame draw:style-name="fr1" draw:name="Ramka1" text:anchor-type="paragraph" svg:x="-0.189cm" svg:y="0.134cm" svg:width="18.283cm" draw:z-index="0"><draw:text-box fo:min-height="3.387cm"><text:p text:style-name="P29">Użycie technik testowania w analizie, projektowaniu i implementacji testów może mieć zróżnicowany charakter: od bardzo nieformalnego (wymagającego minimalnej lub niewymagającego żadnej dokumentacji) po bardzo formalny. Właściwy stopień sformalizowania zależy od kontekstu testowania, w tym od: dojrzałości procesów testowych i procesów wytwarzania oprogramowania, ograniczeń czasowych, norm bezpieczeństwa i wymogów prawnych, wiedzy i umiejętności zaangażowanych osób oraz przyjętego modelu cyklu życia oprogramowania </text:p></draw:text-box></draw:frame>4.1.1. Kategorie technik testowania i ich cechy charakterystyczne:</text:p>
      <text:p text:style-name="P25">W niniejszym sylabusie techniki testowania podzielono na: </text:p>
      <text:list xml:id="list1552487927" text:style-name="L1">
        <text:list-item>
          <text:p text:style-name="P44">czarnoskrzynkowe</text:p>
        </text:list-item>
        <text:list-item>
          <text:p text:style-name="P44">białoskrzynkowe</text:p>
        </text:list-item>
        <text:list-item>
          <text:p text:style-name="P44">oparte na doświadczeniu. </text:p>
        </text:list-item>
      </text:list>
      <text:p text:style-name="P25"/>
      <text:p text:style-name="P3">4.2. Czarnoskrzynkowe techniki testowania:</text:p>
      <text:p text:style-name="P37"><text:span text:style-name="T16">Techniki czarnoskrzynkowe</text:span><text:span text:style-name="T12"> </text:span><text:span text:style-name="T9">(zwane również technikami behawioralnymi lub opartymi na specyfikacji) </text:span><text:span text:style-name="T12">:</text:span></text:p>
      <text:p text:style-name="P37"><text:span text:style-name="T12">- </text:span><text:span text:style-name="T9">bazują na analizie podstawy testów np. formalnych dokumentach zawierających wymagania, specyfikacje, przypadki użycia, historyjki użytkownika lub opis procesów biznesowych</text:span></text:p>
      <text:p text:style-name="P37"><text:span text:style-name="T12">- </text:span><text:span text:style-name="T13">t</text:span><text:span text:style-name="T12">echniki z tej grupy można stosować zarówno w testowaniu funkcjonalnym, jak i w testowaniu niefunkcjonalnym</text:span></text:p>
      <text:p text:style-name="P37"><text:span text:style-name="T12">- </text:span><text:span text:style-name="T2">t</text:span><text:span text:style-name="T1">echniki czarnoskrzynkowe koncentrują się na danych wejściowych i wyjściowych przedmiotu testów, bez odwoływania się do jego struktury wewnętrznej.</text:span></text:p>
      <text:p text:style-name="P25"/>
      <text:p text:style-name="P25"><text:soft-page-break/></text:p>
      <text:p text:style-name="P49">Najważniejsze cechy charakterystyczne czarnoskrzynkowych technik testowania: </text:p>
      <text:p text:style-name="P37"><text:span text:style-name="T12">- </text:span><text:span text:style-name="T9">warunki testowe, przypadki testowe i dane testowe wyprowadza się z podstawy testów, którą mogą stanowić wymagania na oprogramowanie, specyfikacje, przypadki użycia i historyjki użytkownika;</text:span></text:p>
      <text:p text:style-name="P54">- przypadki testowe mogą być wykorzystywane do wykrywania rozbieżności między wymaganiami a ich implementacją bądź odstępstw od wymagań;</text:p>
      <text:p text:style-name="P37"><text:span text:style-name="T10">- </text:span><text:span text:style-name="T9">pokrycie mierzy się biorąc pod uwagę przetestowane elementy podstawy testów i technikę zastosowaną do podstawy testów</text:span></text:p>
      <text:p text:style-name="P6"><text:span text:style-name="T42">C</text:span><text:span text:style-name="T41">zarnoskrzynko</text:span><text:span text:style-name="T42">we</text:span><text:span text:style-name="T41"> technik</text:span><text:span text:style-name="T43">i</text:span><text:span text:style-name="T41"> testowania:</text:span></text:p>
      <text:p text:style-name="P50"/>
      <text:p text:style-name="P12">4.2.1. Podział na klasy równoważności:</text:p>
      <text:p text:style-name="P37"><text:span text:style-name="T39">- </text:span><text:span text:style-name="T3">t</text:span><text:span text:style-name="T7">echnika podziału na klasy równoważności polega na dzieleniu danych na grupy (zwane klasami równoważności lub klasami abstrakcji) w taki sposób, aby każda grupa zawierała elementy, które z założenia mają być przetwarzane w ten sam sposób </text:span></text:p>
      <text:p text:style-name="P37"><text:span text:style-name="T1">- </text:span><text:span text:style-name="T3">k</text:span><text:span text:style-name="T1">lasy równoważności można wyznaczać zarówno dla wartości poprawnych, jak i dla wartości niepoprawnych:</text:span></text:p>
      <text:list xml:id="list2527908057" text:style-name="L2">
        <text:list-item>
          <text:p text:style-name="P43"><text:span text:style-name="T12">wartości poprawne</text:span><text:span text:style-name="T1"> to wartości, które powinny zostać zaakceptowane przez moduł lub system, a zawierająca je klasa równoważności nosi nazwę „poprawnej klasy równoważności”; </text:span></text:p>
        </text:list-item>
        <text:list-item>
          <text:p text:style-name="P43"><text:span text:style-name="T12">wartości niepoprawne</text:span><text:span text:style-name="T1"> to wartości, które moduł lub system powinien odrzucić, a zawierająca je klasa równoważności to „niepoprawna klasa równoważności”; </text:span></text:p>
        </text:list-item>
      </text:list>
      <text:p text:style-name="P25">- <text:s/>klasy można identyfikować w odniesieniu do wszelkich elementów danych, które są związane z przedmiotem testów, takich jak: dane wejściowe, dane wyjściowe, wartości wewnętrzne bądź wartości zależne od czasu (np. występujące przed zdarzeniem lub po zdarzeniu), a także w odniesieniu do parametrów interfejsu (np. integrowanych modułów testowanych w ramach testowania integracyjnego);</text:p>
      <text:p text:style-name="P25">- każdą klasę można w razie potrzeby podzielić na podklasy;</text:p>
      <text:p text:style-name="P37"><text:span text:style-name="T1">- </text:span><text:span text:style-name="T12">każda wartość musi należeć do jednej i tylko jednej klasy równoważności;</text:span></text:p>
      <text:p text:style-name="P25">- jeśli w przypadkach testowych są stosowane niepoprawne klasy równoważności, należy je testować indywidualnie (tzn. nie należy ich łączyć z innymi niepoprawnymi klasami równoważności3 ), aby uniknąć zamaskowania awarii. Maskowanie awarii może mieć miejsce, gdy w tej samej chwili występuje kilka awarii, ale tylko jedna jest widoczna, przez co pozostałe awarie pozostają niewykryte.;</text:p>
      <text:p text:style-name="P25"/>
      <text:p text:style-name="P25"><draw:frame draw:style-name="fr2" draw:name="Ramka2" text:anchor-type="paragraph" svg:x="-0.347cm" svg:y="0.071cm" svg:width="19.156cm" draw:z-index="1"><draw:text-box fo:min-height="2.143cm"><text:p text:style-name="P51">Warunkiem uzyskania stuprocentowego pokrycia przy korzystaniu z tej techniki jest pokrycie przez przypadki testowe wszystkich zidentyfikowanych klas równoważności (włączając niepoprawne klasy równoważności), co wymaga wybrania do testów co najmniej jednej wartości z każdej klasy. </text:p></draw:text-box></draw:frame></text:p>
      <text:p text:style-name="P25"/>
      <text:p text:style-name="P25"/>
      <text:p text:style-name="P12"><text:soft-page-break/>4.2.2. Analiza wartości brzegowych :</text:p>
      <text:p text:style-name="P27"><text:span text:style-name="T34">- </text:span><text:span text:style-name="T35">t</text:span>echnika analizy wartości brzegowych jest rozszerzeniem techniki podziału na klasy równoważności, ale <text:span text:style-name="T41">może być stosowana tylko w przypadku uporządkowanych klas zawierających dane liczbowe lub sekwencyjne</text:span>. <text:span text:style-name="T41">Wartościami brzegowymi klasy równoważności są jej wartość minimalna i maksymalna. </text:span></text:p>
      <text:p text:style-name="P38"><text:span text:style-name="T1">-</text:span><text:span text:style-name="T12"> </text:span><text:span text:style-name="T14">a</text:span><text:span text:style-name="T12">nalizę wartości brzegowych można stosować na wszystkich poziomach testów</text:span></text:p>
      <text:p text:style-name="P38"><text:span text:style-name="T1">- </text:span><text:span text:style-name="T4">t</text:span><text:span text:style-name="T1">e</text:span><text:span text:style-name="T9">chnika ta służy zwykle do testowania wymagań, które odwołują się do </text:span><text:span text:style-name="T12">przedziału liczb (włączając w to daty i godziny)</text:span><text:span text:style-name="T9">. Pokrycie wartości brzegowych danej klasy mierzy się jako iloraz liczby przetestowanych wartości brzegowych przez łączną liczbę zidentyfikowanych wartości brzegowych, zazwyczaj wyrażony w procentach.</text:span></text:p>
      <text:p text:style-name="P55"/>
      <text:p text:style-name="P13">4.2.3. Testowanie w oparciu o tablicę decyzyjną:</text:p>
      <text:p text:style-name="P28"><text:span text:style-name="T34">- </text:span><text:span text:style-name="T36">t</text:span>ablice decyzyjne są dobrym sposobem na modelowanie złożonych reguł biznesowych, które muszą zostać zaimplementowane w systemie;</text:p>
      <text:p text:style-name="P31"><text:span text:style-name="T27">- </text:span><text:span text:style-name="T28">o</text:span>pracowując tablice decyzyjne, tester identyfikuje warunki (zazwyczaj dane wejściowe) i wynikające z nich akcje (zazwyczaj dane wyjściowe) systemu;</text:p>
      <text:p text:style-name="P31"><text:span text:style-name="T49">- t</text:span>worzą one wiersze tablicy, przy czym warunki znajdują się zwykle u góry, a akcje — na dole. Każda kolumna odpowiada regule decyzyjnej, która określa unikatową kombinację warunków powodującą wykonanie akcji związanych z tą regułą.</text:p>
      <text:p text:style-name="P31"><text:span text:style-name="T49">- w</text:span>artości warunków i akcji przedstawia się zwykle jako wartości logiczne (prawda/fałsz) lub dyskretne (np. czerwony, zielony, niebieski), ale mogą one mieć również postać liczb lub przedziałów liczb. W tej samej tablicy mogą występować różne typy warunków i akcji.</text:p>
      <text:p text:style-name="P38"><text:span text:style-name="T22">- </text:span><text:span text:style-name="T23">m</text:span><text:span text:style-name="T22">inimalnym wymogiem dotyczącym pokrycia w przypadku testowania w oparciu o tablicę decyzyjną jest zazwyczaj </text:span><text:span text:style-name="T17">utworzenie co najmniej jednego przypadku testowego dla każdej reguły decyzyjnej w tablicy</text:span><text:span text:style-name="T22">. Zwykle wiąże się to z koniecznością pokrycia wszystkich kombinacji warunków. Pokrycie jest mierzone jako iloraz liczby reguł decyzyjnych przetestowanych przez przynajmniej jeden przypadek testowy przez łączną liczbę reguł decyzyjnych, zazwyczaj wyrażony w procentach.</text:span></text:p>
      <text:p text:style-name="P31"/>
      <text:p text:style-name="P38"><text:span text:style-name="T40">4.2.4. Testowanie przejść pomiędzy stanami</text:span><text:span text:style-name="T19">:</text:span></text:p>
      <text:p text:style-name="P41"><text:span text:style-name="T9">- </text:span><text:span text:style-name="T11">m</text:span><text:span text:style-name="T22">oduł lub system mogą różnie reagować na dane wejściowe w zależności od warunków bieżących lub historycznych (np. zdarzeń, które wystąpiły od momentu uruchomienia systemu). Historię dotychczasowych zdarzeń można przedstawiać przy pomocy pojęcia stanu. Do zobrazowania możliwych stanów oprogramowania oraz przejść między nimi służy diagram przejść między stanami.</text:span></text:p>
      <text:p text:style-name="P38"><text:span text:style-name="T7">- </text:span><text:span text:style-name="T8">t</text:span><text:span text:style-name="T22">ablica przejść między stanami zawiera wszystkie poprawne przejścia między stanami (a potencjalnie również przejścia niepoprawne) oraz zdarzenia i akcje związane z poprawnymi przejściami. Diagramy przejść między stanami przedstawiają zwykle tylko poprawne przejścia, nie zawierają natomiast przejść niepoprawnych.</text:span></text:p>
      <text:p text:style-name="P38"><text:span text:style-name="T22">- </text:span><text:span text:style-name="T24">t</text:span><text:span text:style-name="T22">esty przejść między stanami można zaprojektować w sposób zapewniający pokrycie typowej sekwencji stanów, przetestowanie wszystkich stanów bądź przetestowanie wszystkich przejść, konkretnych sekwencji przejść lub przejść niepoprawnych.</text:span></text:p>
      <text:p text:style-name="P38"><text:soft-page-break/><text:span text:style-name="T22">- </text:span><text:span text:style-name="T7">Technikę testowania przejść między stanami stosuje się w przypadku</text:span><text:span text:style-name="T17"> aplikacji wyposażonych w menu.</text:span><text:span text:style-name="T7"> Jest ona również rozpowszechniona w branży </text:span><text:span text:style-name="T17">oprogramowania wbudowanego</text:span><text:span text:style-name="T7">. Ponadto technika ta nadaje się do modelowania scenariuszy biznesowych zawierających określone stany oraz do testowania sposobu poruszania się (nawigacji) po ekranach. </text:span><text:span text:style-name="T17">Pojęcie stanu ma charakter abstrakcyjny i może odpowiadać zarówno kilku wierszom kodu, jak i całemu procesowi biznesowemu.</text:span></text:p>
      <text:p text:style-name="P53"/>
      <text:p text:style-name="P53">4.2.5. Testowanie oparte na przypadkach użycia :</text:p>
      <text:p text:style-name="P53"/>
      <text:p text:style-name="P41"><text:span text:style-name="T9">- </text:span><text:span text:style-name="T11">t</text:span><text:span text:style-name="T22">esty można wyprowadzać z przypadków użycia.</text:span><text:span text:style-name="T17"> Opisują one interakcje z elementami oprogramowania, weryfikując wymagania dla funkcjonalności</text:span><text:span text:style-name="T22">. Z przypadkami użycia związane są pojęcia „aktorów” (tj. użytkowników, urządzeń zewnętrznych bądź innych modułów lub systemów) oraz „podmiotów” (moduł lub system, do którego przypadek użycia jest zastosowany). </text:span></text:p>
      <text:p text:style-name="P38"><text:span text:style-name="T1">- </text:span><text:span text:style-name="T5">k</text:span><text:span text:style-name="T22">ażdy przypadek użycia określa konkretne działanie (zachowanie), które podmiot może wykonywać we współpracy z jednym lub kilkoma aktorami</text:span></text:p>
      <text:p text:style-name="P38"><text:span text:style-name="T22">- </text:span><text:span text:style-name="T24">d</text:span><text:span text:style-name="T22">o odwzorowywania takich interakcji można użyć graficznych modeli przepływów pracy (ang. workflow), diagramów aktywności lub modeli procesów biznesowych</text:span></text:p>
      <text:p text:style-name="P38"><text:span text:style-name="T22">- </text:span><text:span text:style-name="T24">p</text:span><text:span text:style-name="T22">rzypadek użycia może obejmować potencjalne odmiany podstawowego zachowania, zachowania wyjątkowe i mechanizmy obsługi błędów (odpowiedź systemu i ewentualnie odtworzenie go po wystąpieniu awarii wynikającej z pomyłki, defektu w aplikacji lub błędu komunikacji np. skutkującego komunikatem błędu).</text:span></text:p>
      <text:p text:style-name="P38"><text:span text:style-name="T22">-</text:span><text:span text:style-name="T17"> </text:span><text:span text:style-name="T18">t</text:span><text:span text:style-name="T17">esty projektuje się tak, aby umożliwiały sprawdzenie wszystkich zdefiniowanych zachowań (tj. zachowania podstawowego, wyjątkowego — zwanego też alternatywnym — oraz obsługę błędów).</text:span></text:p>
      <text:p text:style-name="P38"><text:span text:style-name="T22">- </text:span><text:span text:style-name="T24">p</text:span><text:span text:style-name="T22">okrycie można mierzyć jako iloraz liczby przetestowanych zachowań określonych przez przypadki użycia przez łączną liczbę zachowań określonych przez przypadki użycia, zwykle wyrażony w procentach</text:span></text:p>
      <text:p text:style-name="P31"/>
      <text:p text:style-name="P4">4.3. Białoskrzynkowe techniki testowania <text:span text:style-name="T22">:</text:span></text:p>
      <text:p text:style-name="P7"><text:span text:style-name="T21">B</text:span><text:span text:style-name="T20">iałoskrzynkow</text:span><text:span text:style-name="T21">e</text:span><text:span text:style-name="T20"> technik testowania </text:span><text:span text:style-name="T17"><text:s/></text:span><text:span text:style-name="T22">(zwan</text:span><text:span text:style-name="T25">e</text:span><text:span text:style-name="T22"> także technikami strukturalnymi lub opartymi na strukturze) </text:span><text:span text:style-name="T25">ich podstawą</text:span><text:span text:style-name="T22"> jest</text:span><text:span text:style-name="T17"> analiza architektury, szczegółowego projektu, struktury wewnętrznej lub kodu przedmiotu testów.</text:span><text:span text:style-name="T22"> W przeciwieństwie do technik czarnoskrzynkowych, białoskrzynkowe techniki testowania koncentrują się na </text:span><text:span text:style-name="T17">strukturze i przetwarzaniu wewnątrz przedmiotu testów</text:span><text:span text:style-name="T22">. </text:span></text:p>
      <text:p text:style-name="P46"/>
      <text:p text:style-name="P8"><text:span text:style-name="T17">Techniki testowania białoskrzynkowego mogą być stosowane na wszystkich poziomach testów, </text:span><text:span text:style-name="T22">jednakże dwie techniki związane z kodem, które omówiono w tym podrozdziale, najczęściej stosuje się na poziomie testów modułowych. </text:span></text:p>
      <text:p text:style-name="P57">Istnieją również bardziej zaawansowane techniki, których używa się w systemach krytycznych ze względów bezpieczeństwa, w systemach o newralgicznym znaczeniu dla działalności przedsiębiorstwa oraz w środowiskach wymagających wysokiego poziomu integralności (w celu uzyskania pełniejszego pokrycia), ale nie są one przedmiotem tego opracowania. </text:p>
      <text:p text:style-name="P46"><text:soft-page-break/></text:p>
      <text:p text:style-name="P52">Najważniejsze cechy charakterystyczne białoskrzynkowych technik testowania: </text:p>
      <text:p text:style-name="P38"><text:span text:style-name="T12">- </text:span><text:span text:style-name="T22">warunki testowe, przypadki testowe i dane testowe wyprowadza się z podstawy testów, która może obejmować: kod, architekturę oprogramowania, szczegółowy projekt bądź dowolne inne źródło informacji o strukturze oprogramowania;</text:span></text:p>
      <text:p text:style-name="P39"><text:span text:style-name="T15">-</text:span><text:span text:style-name="T6"> </text:span><text:span text:style-name="T1">pokrycie mierzy się biorąc pod uwagę przetestowan</text:span><text:span text:style-name="T6">i</text:span><text:span text:style-name="T1">e elementów wybranej struktury (np. kod lub interfejsy) oraz zastosowaną technikę do podstawy testów.</text:span></text:p>
      <text:p text:style-name="P47"/>
      <text:p text:style-name="P58">Białoskrzynkowe techniki testowania:</text:p>
      <text:p text:style-name="P61"/>
      <text:p text:style-name="P62">4.3.1. Testowanie i pokrycie instrukcji kodu :</text:p>
      <text:p text:style-name="P48">- testowanie instrukcji służy do sprawdzania potencjalnie wykonywalnych instrukcji zawartych w kodzie. Pokrycie mierzy się procentowo jako iloraz liczby instrukcji wykonanych przez testy przez łączną liczbę instrukcji wykonywalnych w przedmiocie testów, zazwyczaj wyrażany w procentach</text:p>
      <text:p text:style-name="P26"/>
      <text:p text:style-name="P14">4.3.2. Testowanie i pokrycie decyzji :</text:p>
      <text:p text:style-name="P36"><text:span text:style-name="T27">- </text:span><text:span text:style-name="T29">t</text:span><text:span text:style-name="T27">est</text:span>owanie decyzji służy do sprawdzania decyzji zawartych w kodzie oraz kodu wykonywanego na podstawie wyników decyzji;</text:p>
      <text:p text:style-name="P32"><text:span text:style-name="T34">- </text:span><text:span text:style-name="T37">w</text:span> tym celu tworzy się przypadki testowe, które odzwierciedlają przepływy sterowania występujące po punkcie decyzyjnym;</text:p>
      <text:p text:style-name="P40"><text:span text:style-name="T22">- </text:span><text:span text:style-name="T26">w</text:span><text:span text:style-name="T22">przypadku instrukcji</text:span><text:span text:style-name="T17"> IF tworzy się jeden przypadek dotyczący spełnienia warunku i jeden przypadek dotyczący niespełnienia warunku</text:span><text:span text:style-name="T22">, a w przypadku instrukcji </text:span><text:span text:style-name="T17">CASE niezbędne są przypadki testowe odpowiadające wszystkim możliwym wynikom, włącznie z wynikiem domyślnym.</text:span></text:p>
      <text:p text:style-name="P42"><text:span text:style-name="T22">- </text:span><text:span text:style-name="T26">p</text:span><text:span text:style-name="T22">okrycie mierzy się jako iloraz liczby wyników decyzji wykonanych przez testy przez łączną liczbę możliwych wyników decyzji w przedmiocie testów, zwykle wyrażony w procentach</text:span></text:p>
      <text:p text:style-name="P14"/>
      <text:p text:style-name="P14">4.3.3. Korzyści wynikające z testowania instrukcji i testowania decyzji:</text:p>
      <text:p text:style-name="P14"/>
      <text:p text:style-name="P26">- <text:span text:style-name="T44">u</text:span><text:span text:style-name="T41">zyskanie stuprocentowego pokrycia instrukcji kodu gwarantuje, że wszystkie instrukcje wykonywalne zawarte w kodzie zostały przetestowane co najmniej raz, nie gwarantuje natomiast, że przetestowana została cała logika decyzyjna. </text:span>Jeśli chodzi o techniki białoskrzynkowe omówione w tym sylabusie, testowanie instrukcji kodu może zapewnić mniejsze pokrycie niż testowanie decyzji;</text:p>
      <text:p text:style-name="P26"/>
      <text:p text:style-name="P33"><text:span text:style-name="T31">-</text:span><text:span text:style-name="T46"> </text:span><text:span text:style-name="T47">u</text:span><text:span text:style-name="T41">zyskanie stuprocentowego pokrycia decyzji oznacza, że wykonano wszystkie wyniki decyzji, czyli przetestowano zarówno wyniki „prawda”, jak i wyniki „fałsz” — nawet jeśli instrukcja warunkowa nie zawiera bloku instrukcji odpowiadającego decyzji „fałsz" (np. IF bez bloku ELSE)</text:span>.</text:p>
      <text:p text:style-name="P15"><draw:frame draw:style-name="fr2" draw:name="Ramka3" text:anchor-type="paragraph" svg:x="0.593cm" svg:y="-0.852cm" svg:width="16.365cm" draw:z-index="2"><draw:text-box fo:min-height="2.833cm"><text:p text:style-name="P1">Pokrycie instrukcji kodu pomaga znaleźć defekty w kodzie, który nie został przetestowany przy użyciu innych testów, a pokrycie decyzji — w kodzie, w przypadku którego w innych testach nie uwzględniono wszystkich możliwych wyników decyzji.</text:p><text:p text:style-name="P5"/></draw:text-box></draw:frame><text:soft-page-break/></text:p>
      <text:p text:style-name="P62"/>
      <text:p text:style-name="P59"/>
      <text:p text:style-name="P59"/>
      <text:p text:style-name="P59"/>
      <text:p text:style-name="P59"/>
      <text:p text:style-name="P60">4.4. Techniki testowania oparte na doświadczeniu:</text:p>
      <text:p text:style-name="P26"><text:span text:style-name="T48">Techniki testowania oparte na doświadczeniu</text:span><text:span text:style-name="T51"> </text:span><text:span text:style-name="T50">pozwalają wykorzystać doświadczenie deweloperów, testerów i użytkowników do projektowania, implementowania i wykonywania testów. Techniki te są często stosowane razem z technikami czarnoskrzynkowymi i białoskrzynkowymi.</text:span></text:p>
      <text:p text:style-name="P26"/>
      <text:p text:style-name="P19">Najważniejsze cechy charakterystyczne technik testowania opartych na doświadczeniu: </text:p>
      <text:p text:style-name="P32"><text:span text:style-name="T31">- </text:span><text:span text:style-name="T32">w</text:span><text:span text:style-name="T27"> </text:span>ramach technik opartych na doświadczeniu przypadki testowe projektuje się z wykorzystaniem umiejętności i intuicji testerów oraz ich doświadczenia z podobnymi aplikacjami i technologiami;</text:p>
      <text:p text:style-name="P32"><text:span text:style-name="T46">- </text:span>warunki testowe, przypadki testowe i dane testowe wyprowadza się z podstawy testów, która może obejmować wiedzę i doświadczenie testerów, deweloperów, użytkowników oraz innych interesariuszy;</text:p>
      <text:p text:style-name="P32">- wiedza i doświadczenie mogą dotyczyć między innymi przewidywanego sposobu korzystania z oprogramowania, środowiska pracy oprogramowania oraz prawdopodobnych defektów i ich rozkładu.</text:p>
      <text:p text:style-name="P32">- <text:span text:style-name="T52">t</text:span>echniki te pomagają w identyfikowaniu przypadków testowych, które trudno jest zidentyfikować przy użyciu innych, bardziej usystematyzowanych technik;</text:p>
      <text:p text:style-name="P21">- <text:span text:style-name="T52">z</text:span> drugiej strony uzyskany poziom pokrycia i skuteczność mogą bardzo różnić się w zależności od podejścia i doświadczenia testera — w pewnych przypadkach pokrycie może być trudne do oszacowania, a nawet niemożliwe do zmierzenia.</text:p>
      <text:p text:style-name="P14"/>
      <text:p text:style-name="P14">4.4.1. Zgadywanie błędów :</text:p>
      <text:p text:style-name="P34"><text:span text:style-name="T31">- </text:span><text:span text:style-name="T32">z</text:span><text:span text:style-name="T27">gadyw</text:span>anie błędów to technika pozwalająca przewidywać wystąpienie błędów, defektów i awarii na podstawie wiedzy testera dotyczącej między innymi:</text:p>
      <text:p text:style-name="P34">• dotychczasowego działania aplikacji; </text:p>
      <text:p text:style-name="P34">• typowych popełnianych pomyłek; </text:p>
      <text:p text:style-name="P34">• awarii, które wystąpiły w innych aplikacjach</text:p>
      <text:p text:style-name="P34">- <text:span text:style-name="T52">m</text:span>etodyczne podejście do zgadywania błędów polega na stworzeniu listy potencjalnych pomyłek, defektów i awarii, a następnie zaprojektowaniu testów pozwalających uwidocznić te awarie i znaleźć pomyłki, które je spowodowały;</text:p>
      <text:p text:style-name="P34">- <text:span text:style-name="T52">l</text:span>isty pomyłek, defektów i awarii można opracowywać na podstawie własnego doświadczenia, danych dotyczących defektów i awarii oraz powszechnej wiedzy na temat przyczyn awarii oprogramowania;</text:p>
      <text:p text:style-name="P34"/>
      <text:p text:style-name="P34"/>
      <text:p text:style-name="P22"><text:soft-page-break/></text:p>
      <text:p text:style-name="P9">4.4.2. Testowanie eksploracyjne:</text:p>
      <text:p text:style-name="P9"/>
      <text:p text:style-name="P35"><text:span text:style-name="T27">- </text:span><text:span text:style-name="T30">t</text:span><text:span text:style-name="T27">estowanie</text:span> eksploracyjne <text:span text:style-name="T41">polega na projektowaniu, wykonywaniu i rejestrowaniu testów nieformalnych </text:span>(tj. testów, które nie zostały wcześniej zaprojektowane) oraz dokonywaniu ich oceny w sposób dynamiczny podczas ich wykonywania. Rezultaty testów dostarczają wiedzy na temat modułu lub systemu, a także pomagają tworzyć testy dotyczące obszarów wymagających dalszego przetestowania;</text:p>
      <text:p text:style-name="P30"><text:span text:style-name="T34">- </text:span><text:span text:style-name="T38">t</text:span>estowanie eksploracyjne jest czasami przeprowadzane w formie tzw. testowania w sesjach, na potrzeby ustrukturyzowania aktywności. W testowaniu w sesjach, testowanie eksploracyjne odbywa się w ściśle określonym przedziale czasu, a tester prowadzi testy zgodnie z kartą sesji testowej (zawierającą cele testu) do przeprowadzenia testu. Co więcej, tester może udokumentować wykonane kroki i uzyskane informacje w karcie sesji testowej;</text:p>
      <text:p text:style-name="P20">-<text:span text:style-name="T53">t</text:span>estowanie eksploracyjne jest najbardziej przydatne w przypadku niepełnych lub niewłaściwie sporządzonych specyfikacji bądź w przypadku testowania pod presją czasu. Ponadto może być uzupełnieniem innych, bardziej formalnych technik testowani<text:span text:style-name="T53">a;</text:span></text:p>
      <text:p text:style-name="P20"/>
      <text:p text:style-name="P10">4.4.3. Testowanie w oparciu o listę kontrolną:</text:p>
      <text:p text:style-name="P30"><text:span text:style-name="T31">- </text:span><text:span text:style-name="T33">w</text:span><text:span text:style-name="T31">estowaniu w oparciu o listę kontrolną testerzy projektują, implementują i uruchamiają testy tak, aby pokryć warunki testowe</text:span> wymienione w liście kontrolnej;</text:p>
      <text:p text:style-name="P30">- <text:span text:style-name="T53">t</text:span>esterzy tworzą nowe listy kontrolne lub rozszerzają istniejące, ale mogą również korzystać z gotowych list kontrolnych bez ich modyfikacji;</text:p>
      <text:p text:style-name="P30">- <text:span text:style-name="T53">l</text:span>isty kontrolne można opracowywać na podstawie własnego doświadczenia, danych dotyczących potencjalnych defektów i awarii, znajomości oczekiwań użytkowników lub wiedzy na temat przyczyn i objawów awarii oprogramowania;</text:p>
      <text:p text:style-name="P30">- <text:span text:style-name="T53">l</text:span>isty kontrolne można tworzyć na potrzeby różnych typów testów, w tym na potrzeby testów funkcjonalnych i niefunkcjonalnych;</text:p>
      <text:p text:style-name="P30">- <text:span text:style-name="T53">w</text:span>przypadku braku szczegółowych przypadków testowych, testowanie w oparciu o listę kontrolną zapewnia niezbędne wytyczne i pozwala uzyskać pewien stopień spójności procesu testowania;</text:p>
      <text:p text:style-name="P30">- <text:span text:style-name="T45">l</text:span><text:span text:style-name="T41">isty mają charakter wysokopoziomowy, w związku z czym podczas faktycznego testowania może występować pewna zmienność przekładająca się na większe pokrycie, ale kosztem mniejszej powtarzalności.</text:span> </text:p>
      <text:p text:style-name="P30"/>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4.2$Windows_x86 LibreOffice_project/2412653d852ce75f65fbfa83fb7e7b669a126d64</meta:generator>
    <dc:date>2022-09-30T10:14:17.517000000</dc:date>
    <meta:editing-duration>PT33S</meta:editing-duration>
    <meta:editing-cycles>2</meta:editing-cycles>
    <meta:document-statistic meta:table-count="0" meta:image-count="0" meta:object-count="0" meta:page-count="7" meta:paragraph-count="107" meta:word-count="2166" meta:character-count="16857" meta:non-whitespace-character-count="14765"/>
  </office:meta>
</office:document-meta>
</file>